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Heading_20_1">
      <style:paragraph-properties fo:break-before="page"/>
    </style:style>
    <style:style style:name="P4" style:family="paragraph" style:parent-style-name="Text_20_body" style:list-style-name="L1"/>
    <style:style style:name="P5" style:family="paragraph" style:parent-style-name="Text_20_body">
      <style:text-properties fo:font-weight="bold" style:font-weight-asian="bold" style:font-weight-complex="bold"/>
    </style:style>
    <style:style style:name="P6" style:family="paragraph" style:parent-style-name="Text_20_body" style:list-style-name="L1">
      <style:text-properties fo:font-weight="bold" style:font-weight-asian="bold" style:font-weight-complex="bold"/>
    </style:style>
    <style:style style:name="P7" style:family="paragraph" style:parent-style-name="Text_20_body" style:list-style-name="L2">
      <style:text-properties fo:font-weight="bold" style:font-weight-asian="bold" style:font-weight-complex="bold"/>
    </style:style>
    <style:style style:name="P8" style:family="paragraph" style:parent-style-name="Text_20_body" style:list-style-name="L3">
      <style:text-properties fo:font-weight="bold" style:font-weight-asian="bold" style:font-weight-complex="bold"/>
    </style:style>
    <style:style style:name="P9" style:family="paragraph" style:parent-style-name="Text_20_body" style:list-style-name="L2"/>
    <style:style style:name="P10" style:family="paragraph" style:parent-style-name="Text_20_body" style:list-style-name="L3"/>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Inhoudsopgav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houdsopgave</text:p>
          </text:index-title>
          <text:p text:style-name="P1">Stappenplan<text:tab/>2</text:p>
          <text:p text:style-name="P1">Lijst van Benodigdheden<text:tab/>3</text:p>
          <text:p text:style-name="P1">Userrollen<text:tab/>4</text:p>
          <text:p text:style-name="P1">REST-endpoints<text:tab/>5</text:p>
          <text:p text:style-name="P2">Album<text:tab/>5</text:p>
          <text:p text:style-name="P2">Artist<text:tab/>5</text:p>
          <text:p text:style-name="P2">Label<text:tab/>6</text:p>
        </text:index-body>
      </text:table-of-content>
      <text:p text:style-name="Standard"/>
      <text:h text:style-name="P3" text:outline-level="1">Stappenplan</text:h>
      <text:h text:style-name="P3" text:outline-level="1">Lijst van Benodigdheden</text:h>
      <text:h text:style-name="P3" text:outline-level="1">Userrollen</text:h>
      <text:p text:style-name="Text_20_body">Het programma kent twee userrollen: user en admin. In principe zijn de rechten van de user beperkt tot het opvragen van informatie, in andere woorden wat er in de database staat. Admins kunnen deze informatie ook aanpassen, zoals hieronder bij het volgende hoofdstuk beschreven.</text:p>
      <text:p text:style-name="Text_20_body">Momenteel is er geen functionaliteit om users aan te maken of te verwijderen – de AppUser en AppAdmin gebruikers zijn hardcoded in de broncode, de zogenaamde <text:span text:style-name="T1">Testgebruikers</text:span><text:span text:style-name="T2">.</text:span> Dit is echter een functionaliteit die eventueel in een latere uitgave van het programma toegevoegd kan worden.</text:p>
      <text:p text:style-name="Text_20_body">Er is momenteel ook geen functionaliteit om userrollen toe te voegen of te verwijderen, dit zal handmatig moeten gebeuren in de broncode.</text:p>
      <text:h text:style-name="P3" text:outline-level="1">REST-endpoints</text:h>
      <text:p text:style-name="Text_20_body">Hier volgt een lijst van alle beschikbare endpoints en welke functionaliteit hier </text:p>
      <text:p text:style-name="Text_20_body">Alle endpoints gaan uit van <text:span text:style-name="T1">localhost:8080/api/v3/</text:span> met daarachter de rest. Alle endpoints worden aangeroepen met parameters tenzij anders aangegeven.</text:p>
      <text:h text:style-name="Heading_20_2" text:outline-level="2">Album</text:h>
      <text:p text:style-name="Text_20_body">Elke endpoint begint met <text:span text:style-name="T1">/albums</text:span>.</text:p>
      <text:list xml:id="list1538542709838539199" text:style-name="L1">
        <text:list-item>
          <text:p text:style-name="P4"><text:span text:style-name="T1">/showall:</text:span><text:line-break/>Toont de volledige lijst van opgeslagen albums. Van elk album wordt het unieke identificatienummer getoond, de naam van het album, de naam van de artiest en de label waaronder het album is uitgegeven.</text:p>
        </text:list-item>
        <text:list-item>
          <text:p text:style-name="P6">/admin/newalbum:<text:line-break/><text:span text:style-name="T2">Stelt iemand met de ADMIN rol in staat om nieuwe albums toe te voegen in de database. Om succesvol een album toe te voegen dient de ADMIN een naam (albumName) mee te leveren en de naam van de artiest (artistName). Het album wordt uitgegeven onder de label waar de artiest op het moment van aanmaken bij getekend heeft.</text:span></text:p>
        </text:list-item>
        <text:list-item>
          <text:p text:style-name="P6">/admin/deletealbum:<text:span text:style-name="T2"><text:line-break/>Stelt iemand met de ADMIN rol in staat albums te verwijderen uit de database. De gebruiker voert het unieke identificatienummer (albumId) in, waarna het betreffende album wordt gevonden en verwijderd.</text:span></text:p>
        </text:list-item>
        <text:list-item>
          <text:p text:style-name="P6">/admin/changealbumname:<text:span text:style-name="T2"><text:line-break/>Stelt iemand met de ADMIN rol in staat op de naam van een album aan te passen. De gebruiker voert het unieke identificatienummer (albumId) en de nieuwe naam (newName) in waarna deze wordt aangepast in de database.</text:span></text:p>
        </text:list-item>
      </text:list>
      <text:h text:style-name="Heading_20_2" text:outline-level="2">Artist</text:h>
      <text:p text:style-name="Text_20_body">Elke endpoint begint met <text:span text:style-name="T1">/artists</text:span><text:span text:style-name="T2">.</text:span></text:p>
      <text:list xml:id="list3590537756937927955" text:style-name="L2">
        <text:list-item>
          <text:p text:style-name="P9"><text:span text:style-name="T1">/showall:</text:span><text:span text:style-name="T2"><text:line-break/>Toont de volledige lijst van opgeslagen artiesten. Van elke artiest wordt het unieke identificatienummer getoond, de naam van de artiest, het jaar waarin deze artiest is begonnen, de label waar deze artiest momenteel bij getekend heeft en de volledige lijst van uitgebrachte albums.</text:span></text:p>
        </text:list-item>
        <text:list-item>
          <text:p text:style-name="P7">/showartist:<text:span text:style-name="T2"><text:line-break/>Toont de gegevens van een specifieke artiest. De gebruiker geeft een naam op (artistName) waarop vervolgens gefilterd wordt in de database.</text:span></text:p>
        </text:list-item>
        <text:list-item>
          <text:p text:style-name="P7">/admin/newartist:<text:span text:style-name="T2"><text:line-break/>Stelt iemand met de ADMIN rol in staat om nieuwe artiesten toe te voegen in de database. Bij het aanmaken van een nieuwe artist wordt de naam van de artiest (name) en het jaar waarin de artiest is begonnen (yearFounded) meegegeven. Deze gegevens worden opgeleverd in een JSON body.<text:line-break/>Bijvoorbeeld:<text:line-break/>{<text:line-break/><text:tab/>"name":"Artiest",<text:line-break/><text:tab/>"yearFounded":2022<text:line-break/>}</text:span></text:p>
        </text:list-item>
        <text:list-item>
          <text:p text:style-name="P7"><text:soft-page-break/>/admin/deleteartist:<text:span text:style-name="T2"><text:line-break/>Stelt iemand met de ADMIN rol in staat om artiesten te verwijderen uit de database. De gebruiker voert het unieke identificatienummer (artistId) in, waarna de betreffende artiest </text:span><text:span text:style-name="T2">wordt gevonden en verwijderd.</text:span></text:p>
        </text:list-item>
        <text:list-item>
          <text:p text:style-name="P7">/admin/editartistname:<text:span text:style-name="T2"><text:line-break/>Stelt iemand met de ADMIN rol in staat om de naam van een artiest aan te passen. Opgevraagd zijn het unieke identificatienummer van de artiest (artistId) en de nieuwe naam (newName), waarna het programma dit bij de betreffende artiest aanpast.</text:span></text:p>
        </text:list-item>
        <text:list-item>
          <text:p text:style-name="P7">/admin/editartistalbum:<text:span text:style-name="T2"><text:line-break/>Stelt iemand met de ADMIN rol in staat om een album aan een artiest te</text:span></text:p>
        </text:list-item>
      </text:list>
      <text:h text:style-name="Heading_20_2" text:outline-level="2">Label</text:h>
      <text:p text:style-name="Text_20_body">Elke endpoint begint met <text:span text:style-name="T1">/labels.</text:span></text:p>
      <text:p text:style-name="P5"/>
      <text:list xml:id="list2185692256828258097" text:style-name="L3">
        <text:list-item>
          <text:p text:style-name="P10"><text:span text:style-name="T1">/showall:</text:span><text:span text:style-name="T2"><text:line-break/>Toont de volledige lijst van opgeslagen labels. Van elk label wordt het unieke identificatienummer getoond, de naam van de label en een lijst van de getekende artiesten.</text:span></text:p>
        </text:list-item>
        <text:list-item>
          <text:p text:style-name="P8">/showlabel:<text:span text:style-name="T2"><text:line-break/>Toont de gegevens van een specifiek label. De gebruiker geeft de naam (labelId) waarop ze zoeken en hierop wordt vervolgens gefilterd in de database.</text:span></text:p>
        </text:list-item>
        <text:list-item>
          <text:p text:style-name="P8">/admin/newlabel:<text:span text:style-name="T2"><text:line-break/>Stelt iemand met de ADMIN rol in staat om een nieuw label aan te maken. Het enige wat hiervoor nodig is, is de naam. Dit gegeven wordt opgeleverd in een JSON body. Bijvoorbeeld:<text:line-break/>{<text:line-break/><text:tab/>"name": "Universal"<text:line-break/>}</text:span></text:p>
        </text:list-item>
        <text:list-item>
          <text:p text:style-name="P8">/admin/deletelabel:<text:span text:style-name="T2"><text:line-break/>Stelt iemand met de ADMIN rol in staat om bestaande labels te verwijderen uit de database. Opgevraagd wordt alleen het unieke identificatienummer (labelId) van de label.</text:span></text:p>
        </text:list-item>
        <text:list-item>
          <text:p text:style-name="P8">/admin/editlabelname:<text:span text:style-name="T2"><text:line-break/>Stelt iemand met de ADMIN rol in staat om de naam van een label aan te passen. Opgevraagd wordt het unieke identificatienummer (labelId) van de label, en de nieuwe naam (newLabelName).</text:span></text:p>
        </text:list-item>
        <text:list-item>
          <text:p text:style-name="P8">/admin/signartist:<text:span text:style-name="T2"><text:line-break/>Stelt iemand met de ADMIN rol in staat om een connectie te leggen tussen een artist en een label in de database, het zogeheten 'signen' van de artist. Hiervoor wordt het unieke identificatienummer (labelId) van de label opgevraagd, en de naam van de artist (artistName). Hierna wordt de artist bij de label gesigned.</text:span></text:p>
        </text:list-item>
        <text:list-item>
          <text:p text:style-name="P8">/admin/removeartist:<text:span text:style-name="T2"><text:line-break/>Stelt iemand met de ADMIN rol in staat om de connectie tussen een artist en een label te verbreken. Net als bij </text:span>signartist<text:span text:style-name="T2"> wordt er het unieke identificatienummer (labelId) van de label opgevraagd, en de naam van de artist (artistName), waarna er wordt gekeken of deze artist gesigned is bij de label. Als dit het geval is, wordt deze verwijderd uit de lijst.<text:line-break/>Belangrijk om te onthouden is dat albums die uitgegeven zijn onder een bepaald label wel die label blijven behoude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3S</meta:editing-duration>
    <meta:editing-cycles>6</meta:editing-cycles>
    <meta:generator>OpenOffice/4.1.5$Win32 OpenOffice.org_project/415m1$Build-9789</meta:generator>
    <dc:date>2022-05-23T14:43:43.10</dc:date>
    <dc:creator>Rick de Jong</dc:creator>
    <meta:document-statistic meta:table-count="0" meta:image-count="0" meta:object-count="0" meta:page-count="6" meta:paragraph-count="40" meta:word-count="858" meta:character-count="5399"/>
    <meta:user-defined meta:name="Info 1"/>
    <meta:user-defined meta:name="Info 2"/>
    <meta:user-defined meta:name="Info 3"/>
    <meta:user-defined meta:name="Info 4"/>
  </office:meta>
</office:document-meta>
</file>